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715cm"/>
    </style:style>
    <style:style style:name="gr2" style:family="graphic" style:parent-style-name="standard" style:list-style-name="L3">
      <style:graphic-properties draw:stroke="none" svg:stroke-color="#000000" draw:fill="none" draw:fill-color="#ffffff" fo:min-height="8.60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635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0000" draw:textarea-horizontal-align="center" draw:textarea-vertical-align="middle"/>
    </style:style>
    <style:style style:name="gr9" style:family="graphic" style:parent-style-name="standard">
      <style:graphic-properties draw:fill-color="#2323dc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Dimension_20_Lines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true" fo:min-height="0.157cm" fo:padding-top="0cm" fo:padding-bottom="0cm" fo:padding-left="0cm" fo:padding-right="0cm"/>
    </style:style>
    <style:style style:name="gr12" style:family="graphic" style:parent-style-name="standard">
      <style:graphic-properties draw:stroke="dash" draw:stroke-dash="Ultrafine_20_Dashed" draw:marker-end="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true" fo:min-height="0.157cm" fo:padding-top="0cm" fo:padding-bottom="0cm" fo:padding-left="0cm" fo:padding-right="0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URW Bookman L'" style:font-pitch="variable" fo:font-size="8pt" fo:font-weight="normal"/>
    </style:style>
    <style:style style:name="P6" style:family="paragraph">
      <style:text-properties fo:font-size="10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Courier New'" style:font-family-generic="modern" style:font-pitch="fixed" fo:font-size="6pt"/>
    </style:style>
    <style:style style:name="T4" style:family="text">
      <style:text-properties fo:font-family="'URW Bookman L'" style:font-pitch="variable" fo:font-size="8pt" fo:font-weight="normal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72cm" svg:height="7.819cm" svg:x="0.635cm" svg:y="6.185cm">
          <draw:text-box>
            <text:p text:style-name="P1"><text:span text:style-name="T1">&lt;XCEDE xmlns="http://www.xcede.org/xcede-2" xmlns:xsi='http://www.w3.org/2001/XMLSchema-instance'&gt;</text:span></text:p>
            <text:p text:style-name="P1"><text:span text:style-name="T1"><text:s/></text:span><text:span text:style-name="T1">&lt;acquisition </text:span><text:span text:style-name="T2">ID="behavioral" </text:span><text:span text:style-name="T1">projectID=</text:span><text:span text:style-name="T2">"A" subjectID="1" visitID="1" studyID="MR" episodeID="task run 1"</text:span><text:span text:style-name="T1">&gt;</text:span></text:p>
            <text:p text:style-name="P1"><text:span text:style-name="T1"><text:s text:c="2"/></text:span><text:span text:style-name="T1">&lt;dataRef ID="my_events" /&gt;</text:span></text:p>
            <text:p text:style-name="P1"><text:span text:style-name="T1"><text:s/></text:span><text:span text:style-name="T1">&lt;/acqusisition&gt;</text:span></text:p>
            <text:p text:style-name="P1"><text:span text:style-name="T1"><text:s/></text:span><text:span text:style-name="T1">&lt;data ID="my_events" xsi:type="events_t"&gt;</text:span></text:p>
            <text:p text:style-name="P1"><text:span text:style-name="T3"/></text:p>
            <text:p text:style-name="P1"><text:span text:style-name="T1"><text:s text:c="2"/></text:span><text:span text:style-name="T1">&lt;event type="visual"&gt;</text:span></text:p>
            <text:p text:style-name="P1"><text:span text:style-name="T1"><text:s text:c="3"/></text:span><text:span text:style-name="T1">&lt;onset&gt;0&lt;/onset&gt;</text:span></text:p>
            <text:p text:style-name="P1"><text:span text:style-name="T1"><text:s text:c="3"/></text:span><text:span text:style-name="T1">&lt;duration&gt;2&lt;/duration&gt;</text:span></text:p>
            <text:p text:style-name="P1"><text:span text:style-name="T1"><text:s text:c="3"/></text:span><text:span text:style-name="T1">&lt;value name="shape"&gt;square&lt;/value&gt;</text:span></text:p>
            <text:p text:style-name="P1"><text:span text:style-name="T1"><text:s text:c="3"/></text:span><text:span text:style-name="T1">&lt;value name="shapecolor"&gt;red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visual"&gt;</text:span></text:p>
            <text:p text:style-name="P1"><text:span text:style-name="T1"><text:s text:c="3"/></text:span><text:span text:style-name="T1">&lt;onset&gt;2.5&lt;/onset&gt;</text:span></text:p>
            <text:p text:style-name="P1"><text:span text:style-name="T1"><text:s text:c="3"/></text:span><text:span text:style-name="T1">&lt;duration&gt;2&lt;/duration&gt;</text:span></text:p>
            <text:p text:style-name="P1"><text:span text:style-name="T1"><text:s text:c="3"/></text:span><text:span text:style-name="T1">&lt;value name="shape"&gt;square&lt;/value&gt;</text:span></text:p>
            <text:p text:style-name="P1"><text:span text:style-name="T1"><text:s text:c="3"/></text:span><text:span text:style-name="T1">&lt;value name="shapecolor"&gt;blue&lt;/value&gt;</text:span></text:p>
            <text:p text:style-name="P1"><text:span text:style-name="T1"><text:s text:c="2"/></text:span><text:span text:style-name="T1">&lt;/event&gt;</text:span></text:p>
            <text:p text:style-name="P1"><text:span text:style-name="T1"/></text:p>
          </draw:text-box>
        </draw:frame>
        <draw:frame draw:style-name="gr2" draw:text-style-name="P1" draw:layer="layout" svg:width="6.985cm" svg:height="8.858cm" svg:x="9.525cm" svg:y="5.85cm">
          <draw:text-box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0.5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low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2.0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low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audio"&gt;</text:span></text:p>
            <text:p text:style-name="P1"><text:span text:style-name="T1"><text:s text:c="3"/></text:span><text:span text:style-name="T1">&lt;onset&gt;3.5&lt;/onset&gt;</text:span></text:p>
            <text:p text:style-name="P1"><text:span text:style-name="T1"><text:s text:c="3"/></text:span><text:span text:style-name="T1">&lt;duration&gt;1.4&lt;/onset&gt;</text:span></text:p>
            <text:p text:style-name="P1"><text:span text:style-name="T1"><text:s text:c="3"/></text:span><text:span text:style-name="T1">&lt;value name="frequency"&gt;high&lt;/value&gt;</text:span></text:p>
            <text:p text:style-name="P1"><text:span text:style-name="T1"><text:s text:c="2"/></text:span><text:span text:style-name="T1">&lt;/event&gt;</text:span></text:p>
            <text:p text:style-name="P1"><text:span text:style-name="T3"/></text:p>
            <text:p text:style-name="P1"><text:span text:style-name="T1"><text:s text:c="2"/></text:span><text:span text:style-name="T1">&lt;event type="response"&gt;</text:span></text:p>
            <text:p text:style-name="P1"><text:span text:style-name="T1"><text:s text:c="3"/></text:span><text:span text:style-name="T1">&lt;onset&gt;3.6&lt;/onset&gt;</text:span></text:p>
            <text:p text:style-name="P1"><text:span text:style-name="T1"><text:s text:c="3"/></text:span><text:span text:style-name="T1">&lt;value name="button"&gt;1&lt;/value&gt;</text:span></text:p>
            <text:p text:style-name="P1"><text:span text:style-name="T1"><text:s text:c="2"/></text:span><text:span text:style-name="T1">&lt;/event&gt;</text:span></text:p>
            <text:p text:style-name="P1"><text:span text:style-name="T1"><text:s text:c="2"/></text:span><text:span text:style-name="T1">&lt;-- ... --&gt;</text:span></text:p>
            <text:p text:style-name="P1"><text:span text:style-name="T1"><text:s/></text:span><text:span text:style-name="T1">&lt;/data&gt;</text:span></text:p>
            <text:p text:style-name="P1"><text:span text:style-name="T1">&lt;/XCEDE&gt;</text:span></text:p>
            <text:p text:style-name="P1"><text:span text:style-name="T1"/></text:p>
          </draw:text-box>
        </draw:frame>
        <draw:line draw:style-name="gr3" draw:text-style-name="P3" draw:layer="layout" svg:x1="0cm" svg:y1="5.85cm" svg:x2="16.51cm" svg:y2="5.85cm">
          <text:p text:style-name="P2"/>
        </draw:line>
        <draw:g>
          <draw:ellipse draw:style-name="gr4" draw:text-style-name="P3" draw:layer="layout" svg:width="0.206cm" svg:height="0.106cm" draw:transform="rotate (0.260228591472305) translate (6.831cm 1.273cm)">
            <text:p text:style-name="P2"/>
          </draw:ellipse>
          <draw:line draw:style-name="gr3" draw:text-style-name="P3" draw:layer="layout" svg:x1="6.844cm" svg:y1="1.308cm" svg:x2="6.843cm" svg:y2="1.793cm">
            <text:p text:style-name="P2"/>
          </draw:line>
          <draw:custom-shape draw:style-name="gr5" draw:text-style-name="P3" draw:layer="layout" svg:width="0.251cm" svg:height="0.206cm" draw:transform="rotate (1.5707963267946) translate (6.84cm 1.841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3" draw:layer="layout" svg:x1="2.541cm" svg:y1="1.67cm" svg:x2="15.239cm" svg:y2="1.67cm">
          <text:p text:style-name="P2"/>
        </draw:line>
        <draw:line draw:style-name="gr3" draw:text-style-name="P3" draw:layer="layout" svg:x1="2.545cm" svg:y1="4.925cm" svg:x2="15.24cm" svg:y2="4.925cm">
          <text:p text:style-name="P2"/>
        </draw:line>
        <draw:line draw:style-name="gr3" draw:text-style-name="P3" draw:layer="layout" svg:x1="2.54cm" svg:y1="4.762cm" svg:x2="2.54cm" svg:y2="5.08cm">
          <text:p text:style-name="P2"/>
        </draw:line>
        <draw:frame draw:style-name="gr6" draw:text-style-name="P5" draw:layer="layout" svg:width="0.785cm" svg:height="0.635cm" svg:x="1.647cm" svg:y="1.052cm">
          <draw:text-box>
            <text:p text:style-name="P4"><text:span text:style-name="T4">HIGH</text:span></text:p>
          </draw:text-box>
        </draw:frame>
        <draw:frame draw:style-name="gr6" draw:text-style-name="P5" draw:layer="layout" svg:width="0.671cm" svg:height="0.635cm" svg:x="1.704cm" svg:y="1.453cm">
          <draw:text-box>
            <text:p text:style-name="P4"><text:span text:style-name="T4">LOW</text:span></text:p>
          </draw:text-box>
        </draw:frame>
        <draw:frame draw:style-name="gr7" draw:text-style-name="P6" draw:layer="layout" svg:width="1.552cm" svg:height="0.645cm" svg:x="0.217cm" svg:y="1.17cm">
          <draw:text-box>
            <text:p text:style-name="P2"><text:span text:style-name="T5">Tones:</text:span></text:p>
          </draw:text-box>
        </draw:frame>
        <draw:frame draw:style-name="gr7" draw:text-style-name="P6" draw:layer="layout" svg:width="1.759cm" svg:height="0.645cm" svg:x="0.218cm" svg:y="2.571cm">
          <draw:text-box>
            <text:p text:style-name="P2"><text:span text:style-name="T5">Shapes:</text:span></text:p>
          </draw:text-box>
        </draw:frame>
        <draw:line draw:style-name="gr3" draw:text-style-name="P3" draw:layer="layout" svg:x1="5.08cm" svg:y1="4.762cm" svg:x2="5.08cm" svg:y2="5.08cm">
          <text:p text:style-name="P2"/>
        </draw:line>
        <draw:line draw:style-name="gr3" draw:text-style-name="P3" draw:layer="layout" svg:x1="7.62cm" svg:y1="4.762cm" svg:x2="7.62cm" svg:y2="5.08cm">
          <text:p text:style-name="P2"/>
        </draw:line>
        <draw:line draw:style-name="gr3" draw:text-style-name="P3" draw:layer="layout" svg:x1="10.16cm" svg:y1="4.762cm" svg:x2="10.16cm" svg:y2="5.08cm">
          <text:p text:style-name="P2"/>
        </draw:line>
        <draw:line draw:style-name="gr3" draw:text-style-name="P3" draw:layer="layout" svg:x1="12.7cm" svg:y1="4.762cm" svg:x2="12.7cm" svg:y2="5.08cm">
          <text:p text:style-name="P2"/>
        </draw:line>
        <draw:line draw:style-name="gr3" draw:text-style-name="P3" draw:layer="layout" svg:x1="13.97cm" svg:y1="4.762cm" svg:x2="13.97cm" svg:y2="5.08cm">
          <text:p text:style-name="P2"/>
        </draw:line>
        <draw:line draw:style-name="gr3" draw:text-style-name="P3" draw:layer="layout" svg:x1="3.81cm" svg:y1="4.762cm" svg:x2="3.81cm" svg:y2="5.08cm">
          <text:p text:style-name="P2"/>
        </draw:line>
        <draw:line draw:style-name="gr3" draw:text-style-name="P3" draw:layer="layout" svg:x1="6.35cm" svg:y1="4.762cm" svg:x2="6.35cm" svg:y2="5.08cm">
          <text:p text:style-name="P2"/>
        </draw:line>
        <draw:line draw:style-name="gr3" draw:text-style-name="P3" draw:layer="layout" svg:x1="8.89cm" svg:y1="4.762cm" svg:x2="8.89cm" svg:y2="5.08cm">
          <text:p text:style-name="P2"/>
        </draw:line>
        <draw:line draw:style-name="gr3" draw:text-style-name="P3" draw:layer="layout" svg:x1="11.43cm" svg:y1="4.762cm" svg:x2="11.43cm" svg:y2="5.08cm">
          <text:p text:style-name="P2"/>
        </draw:line>
        <draw:line draw:style-name="gr3" draw:text-style-name="P3" draw:layer="layout" svg:x1="15.24cm" svg:y1="4.762cm" svg:x2="15.24cm" svg:y2="5.08cm">
          <text:p text:style-name="P2"/>
        </draw:line>
        <draw:frame draw:style-name="gr6" draw:text-style-name="P5" draw:layer="layout" svg:width="0.18cm" svg:height="0.635cm" svg:x="2.452cm" svg:y="5.08cm">
          <draw:text-box>
            <text:p text:style-name="P4"><text:span text:style-name="T4">0</text:span></text:p>
          </draw:text-box>
        </draw:frame>
        <draw:frame draw:style-name="gr6" draw:text-style-name="P5" draw:layer="layout" svg:width="0.18cm" svg:height="0.635cm" svg:x="8.799cm" svg:y="5.08cm">
          <draw:text-box>
            <text:p text:style-name="P4"><text:span text:style-name="T4">5</text:span></text:p>
          </draw:text-box>
        </draw:frame>
        <draw:frame draw:style-name="gr6" draw:text-style-name="P5" draw:layer="layout" svg:width="0.358cm" svg:height="0.635cm" svg:x="14.971cm" svg:y="5.08cm">
          <draw:text-box>
            <text:p text:style-name="P4"><text:span text:style-name="T4">10</text:span></text:p>
          </draw:text-box>
        </draw:frame>
        <draw:frame draw:style-name="gr7" draw:text-style-name="P6" draw:layer="layout" svg:width="1.361cm" svg:height="0.645cm" svg:x="0.389cm" svg:y="4.552cm">
          <draw:text-box>
            <text:p text:style-name="P2"><text:span text:style-name="T5">Time:</text:span></text:p>
          </draw:text-box>
        </draw:frame>
        <draw:rect draw:style-name="gr8" draw:text-style-name="P3" draw:layer="layout" svg:width="0.635cm" svg:height="0.635cm" svg:x="2.54cm" svg:y="2.557cm">
          <text:p text:style-name="P2"/>
        </draw:rect>
        <draw:rect draw:style-name="gr9" draw:text-style-name="P3" draw:layer="layout" svg:width="0.635cm" svg:height="0.635cm" svg:x="5.597cm" svg:y="2.557cm">
          <text:p text:style-name="P2"/>
        </draw:rect>
        <draw:rect draw:style-name="gr8" draw:text-style-name="P3" draw:layer="layout" svg:width="0.635cm" svg:height="0.635cm" svg:x="8.89cm" svg:y="2.557cm">
          <text:p text:style-name="P2"/>
        </draw:rect>
        <draw:rect draw:style-name="gr9" draw:text-style-name="P3" draw:layer="layout" svg:width="0.635cm" svg:height="0.635cm" svg:x="12.1cm" svg:y="2.557cm">
          <text:p text:style-name="P2"/>
        </draw:rect>
        <draw:line draw:style-name="gr10" draw:text-style-name="P3" draw:layer="layout" svg:x1="3.175cm" svg:y1="2.875cm" svg:x2="5.08cm" svg:y2="2.875cm">
          <text:p text:style-name="P2"/>
        </draw:line>
        <draw:line draw:style-name="gr10" draw:text-style-name="P3" draw:layer="layout" svg:x1="6.276cm" svg:y1="2.875cm" svg:x2="8.181cm" svg:y2="2.875cm">
          <text:p text:style-name="P2"/>
        </draw:line>
        <draw:line draw:style-name="gr10" draw:text-style-name="P3" draw:layer="layout" svg:x1="9.577cm" svg:y1="2.875cm" svg:x2="11.482cm" svg:y2="2.875cm">
          <text:p text:style-name="P2"/>
        </draw:line>
        <draw:line draw:style-name="gr10" draw:text-style-name="P3" draw:layer="layout" svg:x1="12.778cm" svg:y1="2.875cm" svg:x2="14.683cm" svg:y2="2.875cm">
          <text:p text:style-name="P2"/>
        </draw:line>
        <draw:line draw:style-name="gr3" draw:text-style-name="P3" draw:layer="layout" svg:x1="2.542cm" svg:y1="1.27cm" svg:x2="15.24cm" svg:y2="1.27cm">
          <text:p text:style-name="P2"/>
        </draw:line>
        <draw:frame draw:style-name="gr7" draw:text-style-name="P6" draw:layer="layout" svg:width="2.14cm" svg:height="0.645cm" svg:x="0.019cm" svg:y="3.472cm">
          <draw:text-box>
            <text:p text:style-name="P2"><text:span text:style-name="T5">Response:</text:span></text:p>
          </draw:text-box>
        </draw:frame>
        <draw:g>
          <draw:ellipse draw:style-name="gr4" draw:text-style-name="P3" draw:layer="layout" svg:width="0.225cm" svg:height="0.115cm" draw:transform="skewX (0.00872664625997001) rotate (0.261101256098302) translate (10.721cm 1.223cm)">
            <text:p text:style-name="P2"/>
          </draw:ellipse>
          <draw:line draw:style-name="gr3" draw:text-style-name="P3" draw:layer="layout" svg:x1="10.735cm" svg:y1="1.261cm" svg:x2="10.734cm" svg:y2="1.79cm">
            <text:p text:style-name="P2"/>
          </draw:line>
          <draw:custom-shape draw:style-name="gr5" draw:text-style-name="P3" draw:layer="layout" svg:width="0.274cm" svg:height="0.224cm" draw:transform="rotate (1.5707963267946) translate (10.731cm 1.842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rect draw:style-name="gr8" draw:text-style-name="P3" draw:layer="layout" svg:width="0.635cm" svg:height="0.635cm" svg:x="0.352cm" svg:y="10.025cm">
          <text:p text:style-name="P2"/>
        </draw:rect>
        <draw:rect draw:style-name="gr9" draw:text-style-name="P3" draw:layer="layout" svg:width="0.635cm" svg:height="0.635cm" svg:x="0.352cm" svg:y="12.33cm">
          <text:p text:style-name="P2"/>
        </draw:rect>
        <draw:g>
          <draw:ellipse draw:style-name="gr4" draw:text-style-name="P3" draw:layer="layout" svg:width="0.206cm" svg:height="0.106cm" draw:transform="rotate (0.260228591472305) translate (9.633cm 10.236cm)">
            <text:p text:style-name="P2"/>
          </draw:ellipse>
          <draw:line draw:style-name="gr3" draw:text-style-name="P3" draw:layer="layout" svg:x1="9.646cm" svg:y1="10.271cm" svg:x2="9.645cm" svg:y2="10.756cm">
            <text:p text:style-name="P2"/>
          </draw:line>
          <draw:custom-shape draw:style-name="gr5" draw:text-style-name="P3" draw:layer="layout" svg:width="0.251cm" svg:height="0.206cm" draw:transform="rotate (1.5707963267946) translate (9.642cm 10.804cm)">
            <text:p text:style-name="P2"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5" draw:layer="layout" svg:width="0.18cm" svg:height="0.399cm" svg:x="9.662cm" svg:y="11.983cm">
          <draw:text-box>
            <text:p text:style-name="P4"><text:span text:style-name="T4">1</text:span></text:p>
          </draw:text-box>
        </draw:frame>
        <draw:line draw:style-name="gr12" draw:text-style-name="P3" draw:layer="layout" svg:x1="2.54cm" svg:y1="3.81cm" svg:x2="15.24cm" svg:y2="3.81cm">
          <text:p text:style-name="P2"/>
        </draw:line>
        <draw:frame draw:style-name="gr13" draw:text-style-name="P5" draw:layer="layout" svg:width="0.18cm" svg:height="0.399cm" svg:x="7.151cm" svg:y="3.653cm">
          <draw:text-box>
            <text:p text:style-name="P4"><text:span text:style-name="T4">1</text:span></text:p>
          </draw:text-box>
        </draw:frame>
        <draw:frame draw:style-name="gr13" draw:text-style-name="P5" draw:layer="layout" svg:width="0.18cm" svg:height="0.399cm" svg:x="11.25cm" svg:y="3.628cm">
          <draw:text-box>
            <text:p text:style-name="P4"><text:span text:style-name="T4">1</text:span></text:p>
          </draw:text-box>
        </draw:frame>
        <draw:g>
          <draw:ellipse draw:style-name="gr4" draw:text-style-name="P3" draw:layer="layout" svg:width="0.236cm" svg:height="0.121cm" draw:transform="rotate (2.8801423316405) translate (14.728cm 1.743cm)">
            <text:p text:style-name="P2"/>
          </draw:ellipse>
          <draw:line draw:style-name="gr3" draw:text-style-name="P3" draw:layer="layout" svg:x1="14.738cm" svg:y1="1.655cm" svg:x2="14.738cm" svg:y2="1.099cm">
            <text:p text:style-name="P2"/>
          </draw:line>
          <draw:custom-shape draw:style-name="gr5" draw:text-style-name="P3" draw:layer="layout" svg:width="0.288cm" svg:height="0.236cm" draw:transform="rotate (1.5707963267946) translate (14.735cm 1.3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12.728cm 1.743cm)">
            <text:p text:style-name="P2"/>
          </draw:ellipse>
          <draw:line draw:style-name="gr3" draw:text-style-name="P3" draw:layer="layout" svg:x1="12.738cm" svg:y1="1.655cm" svg:x2="12.738cm" svg:y2="1.099cm">
            <text:p text:style-name="P2"/>
          </draw:line>
          <draw:custom-shape draw:style-name="gr5" draw:text-style-name="P3" draw:layer="layout" svg:width="0.288cm" svg:height="0.236cm" draw:transform="rotate (1.5707963267946) translate (12.735cm 1.3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8.928cm 1.743cm)">
            <text:p text:style-name="P2"/>
          </draw:ellipse>
          <draw:line draw:style-name="gr3" draw:text-style-name="P3" draw:layer="layout" svg:x1="8.938cm" svg:y1="1.655cm" svg:x2="8.938cm" svg:y2="1.099cm">
            <text:p text:style-name="P2"/>
          </draw:line>
          <draw:custom-shape draw:style-name="gr5" draw:text-style-name="P3" draw:layer="layout" svg:width="0.288cm" svg:height="0.236cm" draw:transform="rotate (1.5707963267946) translate (8.935cm 1.3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5.128cm 1.743cm)">
            <text:p text:style-name="P2"/>
          </draw:ellipse>
          <draw:line draw:style-name="gr3" draw:text-style-name="P3" draw:layer="layout" svg:x1="5.138cm" svg:y1="1.655cm" svg:x2="5.138cm" svg:y2="1.099cm">
            <text:p text:style-name="P2"/>
          </draw:line>
          <draw:custom-shape draw:style-name="gr5" draw:text-style-name="P3" draw:layer="layout" svg:width="0.288cm" svg:height="0.236cm" draw:transform="rotate (1.5707963267946) translate (5.135cm 1.3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9.828cm 7.043cm)">
            <text:p text:style-name="P2"/>
          </draw:ellipse>
          <draw:line draw:style-name="gr3" draw:text-style-name="P3" draw:layer="layout" svg:x1="9.838cm" svg:y1="6.955cm" svg:x2="9.838cm" svg:y2="6.399cm">
            <text:p text:style-name="P2"/>
          </draw:line>
          <draw:custom-shape draw:style-name="gr5" draw:text-style-name="P3" draw:layer="layout" svg:width="0.288cm" svg:height="0.236cm" draw:transform="rotate (1.5707963267946) translate (9.835cm 6.6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9.828cm 8.943cm)">
            <text:p text:style-name="P2"/>
          </draw:ellipse>
          <draw:line draw:style-name="gr3" draw:text-style-name="P3" draw:layer="layout" svg:x1="9.838cm" svg:y1="8.855cm" svg:x2="9.838cm" svg:y2="8.299cm">
            <text:p text:style-name="P2"/>
          </draw:line>
          <draw:custom-shape draw:style-name="gr5" draw:text-style-name="P3" draw:layer="layout" svg:width="0.288cm" svg:height="0.236cm" draw:transform="rotate (1.5707963267946) translate (9.835cm 8.5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ellipse draw:style-name="gr4" draw:text-style-name="P3" draw:layer="layout" svg:width="0.236cm" svg:height="0.121cm" draw:transform="rotate (2.8801423316405) translate (3.328cm 1.743cm)">
            <text:p text:style-name="P2"/>
          </draw:ellipse>
          <draw:line draw:style-name="gr3" draw:text-style-name="P3" draw:layer="layout" svg:x1="3.338cm" svg:y1="1.655cm" svg:x2="3.338cm" svg:y2="1.099cm">
            <text:p text:style-name="P2"/>
          </draw:line>
          <draw:custom-shape draw:style-name="gr5" draw:text-style-name="P3" draw:layer="layout" svg:width="0.288cm" svg:height="0.236cm" draw:transform="rotate (1.5707963267946) translate (3.335cm 1.32cm)">
            <text:p text:style-name="P2"/>
            <draw:enhanced-geometry svg:viewBox="0 0 21600 21600" draw:mirror-horizontal="true" draw:mirror-vertical="true" draw:glue-points="?f6 0 10800 ?f8 ?f11 10800 ?f9 21600 10800 ?f10 ?f5 10800" draw:text-areas="?f3 ?f3 ?f4 ?f4" draw:type="parallelogram" draw:modifiers="14920.69825436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7:00:45</dc:date>
    <dc:language>en-US</dc:language>
    <meta:editing-cycles>15</meta:editing-cycles>
    <meta:editing-duration>PT3H8M29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